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26ed2" style:font-weight-asian="bold" style:font-weight-complex="bold"/>
    </style:style>
    <style:style style:name="P3" style:family="paragraph" style:parent-style-name="Standard">
      <style:text-properties fo:font-weight="normal" officeooo:rsid="00126ed2" officeooo:paragraph-rsid="00126ed2" style:font-weight-asian="normal" style:font-weight-complex="normal"/>
    </style:style>
    <style:style style:name="P4" style:family="paragraph" style:parent-style-name="Standard">
      <style:text-properties fo:font-weight="normal" officeooo:rsid="0013295d" officeooo:paragraph-rsid="0013295d" style:font-weight-asian="normal" style:font-weight-complex="normal"/>
    </style:style>
    <style:style style:name="T1" style:family="text">
      <style:text-properties officeooo:rsid="00132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'esercizio è mirato a prendere confidenza con il concetto di dato e informazione. </text:p>
      <text:p text:style-name="P2">Scegli un argomento di tuo interesse. </text:p>
      <text:p text:style-name="P2"/>
      <text:p text:style-name="P2">Riporta su un documento testuale quali informazioni ti piacerebbe derivare cercando su internet i potenziali dataset strutturati e non strutturati (almeno 3 del primo tipo, 2 del secondo) utilizzabili. Per ogni dataset strutturato individua gli attributi e l’identificativo; per ogni dataset non strutturato descrivi le analisi che svolgeresti su di esso e l’obiettivo di queste analisi.</text:p>
      <text:p text:style-name="P2"/>
      <text:p text:style-name="P3"/>
      <text:p text:style-name="P3">DATASET DEI MERCATI FINANZIARI STRUTTURATI E NON STRUTTURATI </text:p>
      <text:p text:style-name="P3"/>
      <text:p text:style-name="P4">Dai dati strutturati qui riportati sono tante le informazioni che mi piacerebbe ricavare, per fare uno dei tanti esempi potrei calcolare quanti sono i giorni negli ultimi 10 anni o anche più che il dow jones ha chiuso positivo e quanti ha chiuso negativo, oppure quali sono i giorni della settimana in cui ci sono state più chiusure positive o viceversa, potrei sapere quanti giorni di fila ha chiuso positivo quindi calcolare quante sono le probabilità che ci siano 3 o piu giorni consecutivi positivi o viceversa. Ci sarebbero davvero tante informazioni che si potrebbero ricavare da un singolo dataset del genere. <text:s/>Dai dataset NON strutturati che ho riportato qui credo che si potrebbe ricavare solo il sentiment generale dei vari piccoli operatori e l’influenza che questo ha sui mercati. </text:p>
      <text:p text:style-name="P3"/>
      <text:p text:style-name="P3">Un dataset strutturato potrebbe essere una tabella con l’apertura e la chiusura giornaliera del futures del Dow Jones negli ultimi 10 anni. <text:a xlink:type="simple" xlink:href="https://it.finance.yahoo.com/quote/YM%3DF/history?period1=1359244800&amp;period2=1698364800&amp;interval=1d&amp;filter=history&amp;frequency=1d&amp;includeAdjustedClose=true" text:style-name="Internet_20_link" text:visited-style-name="Visited_20_Internet_20_Link">https://it.finance.yahoo.com/quote/YM%3DF/history?period1=1359244800&amp;period2=1698364800&amp;interval=1d&amp;filter=history&amp;frequency=1d&amp;includeAdjustedClose=true</text:a></text:p>
      <text:p text:style-name="P3"/>
      <text:p text:style-name="P3">Secondo esempio di dataset strutturato è un’altra tabella con i dati storici sull’indice VIX <text:s/>(volatility index) <text:a xlink:type="simple" xlink:href="https://it.finance.yahoo.com/quote/%5EVIX/history?p=%5EVIX" text:style-name="Internet_20_link" text:visited-style-name="Visited_20_Internet_20_Link">https://it.finance.yahoo.com/quote/%5EVIX/history?p=%5EVIX</text:a></text:p>
      <text:p text:style-name="P3"/>
      <text:p text:style-name="P3">In questi due casi gli attributi potrebbero essere i vari prezzi di apertura, massimo, minimo etc, e l’identificatore potrebbe essere la data perché in un dataset del genere non dovrebbe ripetersi mai a meno che non ci siano errori.</text:p>
      <text:p text:style-name="P3"/>
      <text:p text:style-name="P3"/>
      <text:p text:style-name="P3">Terzo e ultimo esempio di dataset strutturato è una tabella con i vari indici americani. <text:a xlink:type="simple" xlink:href="https://it.investing.com/markets/united-states" text:style-name="Internet_20_link" text:visited-style-name="Visited_20_Internet_20_Link">https://it.investing.com/markets/united-states</text:a> </text:p>
      <text:p text:style-name="P3"/>
      <text:p text:style-name="P3">In quest’ultimo caso l’identificativo è il nome dell’indice e gli attributi sono le varie cifre di ultimo prezzo, massimo, minimo etc. </text:p>
      <text:p text:style-name="P3"/>
      <text:p text:style-name="P3"/>
      <text:p text:style-name="P3">Come dataset <text:span text:style-name="T1">NON</text:span> strutturato po<text:a xlink:type="simple" xlink:href="https://it.investing.com/indices/us-30-futures-news?cid=1175152" text:style-name="Internet_20_link" text:visited-style-name="Visited_20_Internet_20_Link">t</text:a>rei prendere una conferenza della FED e trascriverne il testo e avrei un esempio di dato non strutturato. <text:a xlink:type="simple" xlink:href="https://www.youtube.com/watch?v=zJbwAJ4oAzM" text:style-name="Internet_20_link" text:visited-style-name="Visited_20_Internet_20_Link">https://www.youtube.com/watch?v=zJbwAJ4oAzM</text:a></text:p>
      <text:p text:style-name="P3"/>
      <text:p text:style-name="P3">Come secondo esempio potrei raccogliere tutte le analisi publicate sul futures del dow jones dagli utenti di trading view. <text:a xlink:type="simple" xlink:href="https://it.tradingview.com/symbols/CBOT_MINI-YM1!/ideas/" text:style-name="Internet_20_link" text:visited-style-name="Visited_20_Internet_20_Link">https://it.tradingview.com/symbols/CBOT_MINI-YM1!/ideas/</text:a></text:p>
      <text:p text:style-name="P3"/>
      <text:p text:style-name="P3">In entrambi i casi credo che si potrebbe fare un analisi del sentiment, con l’obiettivo di trovare eventuali correlazioni con i movimenti del mercato in questione. Ad esempio si potrebbe estrarre il sentiment delle analisi passsate di vari operatori in un asso temporale definito, cercare eventuali correlazioni con il mercato e ottenere cosi una statistica che ci dica tutte le volte che gli operatori sono stati negativi cosa è successo al mercato e quando invece sono stati positivi cosa è successo. </text:p>
      <text:p text:style-name="P2"><text:soft-page-break/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9:56:55.618000000</meta:creation-date>
    <dc:date>2023-10-27T15:02:29.794000000</dc:date>
    <meta:editing-duration>PT5H5M34S</meta:editing-duration>
    <meta:editing-cycles>2</meta:editing-cycles>
    <meta:generator>LibreOffice/7.5.6.2$Windows_X86_64 LibreOffice_project/f654817fb68d6d4600d7d2f6b647e47729f55f15</meta:generator>
    <meta:document-statistic meta:table-count="0" meta:image-count="0" meta:object-count="0" meta:page-count="2" meta:paragraph-count="13" meta:word-count="453" meta:character-count="3192" meta:non-whitespace-character-count="2743"/>
  </office:meta>
</office:document-meta>
</file>